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99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9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9" table:formula="of:=[.C13]/[.E13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C14]/[.E14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15]/[.E12]" office:value-type="float" office:value="24.6153846153846" calcext:value-type="float">
            <text:p>25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9" table:formula="of:=[.C16]/[.E13]" office:value-type="float" office:value="29.8461538461538" calcext:value-type="float">
            <text:p>30</text:p>
          </table:table-cell>
          <table:table-cell table:style-name="ce12" table:formula="of:=[.C16]/[.D16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Delt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85" calcext:value-type="float">
            <text:p>185</text:p>
          </table:table-cell>
          <table:table-cell table:style-name="ce9" table:formula="of:=[.C17]/[.E14]" office:value-type="float" office:value="28.4615384615385" calcext:value-type="float">
            <text:p>28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23" calcext:value-type="float">
            <text:p>123</text:p>
          </table:table-cell>
          <table:table-cell table:style-name="ce9" table:formula="of:=[.C18]/[.E18]" office:value-type="float" office:value="21.9642857142857" calcext:value-type="float">
            <text:p>22</text:p>
          </table:table-cell>
          <table:table-cell table:style-name="ce12" office:value-type="float" office:value="5.6" calcext:value-type="float">
            <text:p>5.6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9" table:formula="of:=[.C19]/[.E19]" office:value-type="float" office:value="36.6" calcext:value-type="float">
            <text:p>37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20]/[.E20]" office:value-type="float" office:value="32" calcext:value-type="float">
            <text:p>3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G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60" calcext:value-type="float">
            <text:p>260</text:p>
          </table:table-cell>
          <table:table-cell table:style-name="ce9" table:formula="of:=[.C21]/[.E21]" office:value-type="float" office:value="52" calcext:value-type="float">
            <text:p>5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10" calcext:value-type="float">
            <text:p>210</text:p>
          </table:table-cell>
          <table:table-cell table:style-name="ce9" table:formula="of:=[.C22]/[.E22]" office:value-type="float" office:value="42" calcext:value-type="float">
            <text:p>4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Solo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10" calcext:value-type="float">
            <text:p>110</text:p>
          </table:table-cell>
          <table:table-cell table:style-name="ce9" table:formula="of:=[.C23]/[.E23]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 2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8" calcext:value-type="float">
            <text:p>208</text:p>
          </table:table-cell>
          <table:table-cell table:style-name="ce9" table:formula="of:=[.C24]/[.E24]" office:value-type="float" office:value="39.2452830188679" calcext:value-type="float">
            <text:p>39</text:p>
          </table:table-cell>
          <table:table-cell table:style-name="ce12" office:value-type="float" office:value="5.3" calcext:value-type="float">
            <text:p>5.3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Al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93" calcext:value-type="float">
            <text:p>93</text:p>
          </table:table-cell>
          <table:table-cell table:style-name="ce9" table:formula="of:=[.C25]/[.E25]" office:value-type="float" office:value="15" calcext:value-type="float">
            <text:p>15</text:p>
          </table:table-cell>
          <table:table-cell table:style-name="ce12" office:value-type="float" office:value="6.2" calcext:value-type="float">
            <text:p>6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Wright Electrocity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75" calcext:value-type="float">
            <text:p>175</text:p>
          </table:table-cell>
          <table:table-cell table:style-name="ce9" table:formula="of:=[.C26]/[.E26]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Tempo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5" calcext:value-type="float">
            <text:p>205</text:p>
          </table:table-cell>
          <table:table-cell table:style-name="ce9" table:formula="of:=[.C27]/[.E27]" office:value-type="float" office:value="39.0476190476191" calcext:value-type="float">
            <text:p>39</text:p>
          </table:table-cell>
          <table:table-cell table:style-name="ce12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9" table:formula="of:=[.C28]/[.E28]" office:value-type="float" office:value="28.3333333333333" calcext:value-type="float">
            <text:p>28</text:p>
          </table:table-cell>
          <table:table-cell table:style-name="ce12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1" table:formula="of:=[.C29]/[.D29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Wright Streetcar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98" calcext:value-type="float">
            <text:p>298</text:p>
          </table:table-cell>
          <table:table-cell table:style-name="ce9" table:formula="of:=[.C30]/[.E30]" office:value-type="float" office:value="48.4552845528455" calcext:value-type="float">
            <text:p>48</text:p>
          </table:table-cell>
          <table:table-cell table:style-name="ce12" office:value-type="float" office:value="6.15" calcext:value-type="float">
            <text:p>6.1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Enviro200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103" calcext:value-type="float">
            <text:p>103</text:p>
          </table:table-cell>
          <table:table-cell table:style-name="ce9" table:formula="of:=[.C31]/[.E31]" office:value-type="float" office:value="20.6" calcext:value-type="float">
            <text:p>21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9" table:formula="of:=[.C32]/[.E32]" office:value-type="float" office:value="40" calcext:value-type="float">
            <text:p>40</text:p>
          </table:table-cell>
          <table:table-cell table:style-name="ce12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8:52:23.0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4DT8H33M41S</meta:editing-duration>
    <meta:editing-cycles>28</meta:editing-cycles>
    <meta:initial-creator>James Petts</meta:initial-creator>
    <dc:date>2017-02-26T14:11:18.725000000</dc:date>
    <dc:creator>James Petts</dc:creator>
    <meta:document-statistic meta:table-count="7" meta:cell-count="511" meta:object-count="0"/>
  </office:meta>
</office:document-meta>
</file>